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8788a"/>
    </style:style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18788a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8788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valuación <text:span text:style-name="T1">del Proyecto</text:span></text:h>
      <text:p text:style-name="Text_20_body"/>
      <text:p text:style-name="Text_20_body">El sistema resultante del proyecto del curso será evaluado de la siguiente manera:</text:p>
      <text:list xml:id="list1910898775126870406" text:style-name="L1">
        <text:list-item>
          <text:p text:style-name="P4">Evaluación por los pares. <text:span text:style-name="T1">(20%)</text:span></text:p>
        </text:list-item>
        <text:list-item>
          <text:p text:style-name="P3">Evaluación desde los integrantes. <text:span text:style-name="T1">(20%)</text:span></text:p>
        </text:list-item>
        <text:list-item>
          <text:p text:style-name="P3">Evaluación del o los profesores. <text:s/><text:span text:style-name="T1">(30%)</text:span></text:p>
        </text:list-item>
        <text:list-item>
          <text:p text:style-name="P1">Evaluación de emprendedores extranjeros. Hasta hora tengo 3 emprendimientos. <text:span text:style-name="T1">(30%)</text:span></text:p>
        </text:list-item>
      </text:list>
      <text:p text:style-name="Text_20_body">Cada uno evaluará del 1 al 5 los siguientes puntos <text:span text:style-name="T1">(70%)</text:span> :</text:p>
      <text:list xml:id="list91671660282022524" text:style-name="L2">
        <text:list-item>
          <text:p text:style-name="P5">UTILIDAD. El sistema es útil, y aporta valor para querer ocuparlo. </text:p>
        </text:list-item>
        <text:list-item>
          <text:p text:style-name="P5">FUNCIONALIDAD. El sistema debe de estar montado en un servidor y no sobre una de las máquinas de desarrollo, por ejemplo las de cloud9, además de ser <text:span text:style-name="T1">fácilmente</text:span> accesible. </text:p>
        </text:list-item>
        <text:list-item>
          <text:p text:style-name="P5">FACILIDAD DE USO. En resumen, amigable. </text:p>
        </text:list-item>
        <text:list-item>
          <text:p text:style-name="P5">ESTABILIDAD. Se probara baja distintas condiciones de carga TRATANDO de que falle. </text:p>
        </text:list-item>
        <text:list-item>
          <text:p text:style-name="P5">COMPATIBILIDAD. Debe de ser independiente del sistema operativo y browser a utilizar. </text:p>
        </text:list-item>
        <text:list-item>
          <text:p text:style-name="P2">INTEROPERABILIDAD ( Puede ser integrado ) </text:p>
        </text:list-item>
      </text:list>
      <text:p text:style-name="Text_20_body">Todo esto será ponderado con la presentación del proyecto <text:span text:style-name="T1">( 30%)</text:span>.</text:p>
      <text:p text:style-name="Text_20_body">Para la primera parte de la evaluación todos la evaluación se realizará antes de la fecha de exámen en fecha por defini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4:43:18.563265362</meta:creation-date>
    <dc:date>2015-11-16T14:45:11.744742326</dc:date>
    <meta:editing-duration>P0D</meta:editing-duration>
    <meta:editing-cycles>1</meta:editing-cycles>
    <meta:document-statistic meta:table-count="0" meta:image-count="0" meta:object-count="0" meta:page-count="1" meta:paragraph-count="15" meta:word-count="173" meta:character-count="1040" meta:non-whitespace-character-count="885"/>
    <meta:generator>LibreOffice/4.2.8.2$Linux_X86_64 LibreOffice_project/420m0$Build-2</meta:generator>
  </office:meta>
</office:document-meta>
</file>